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office:font-face-decls>
  <office:automatic-styles>
    <style:style style:name="P1" style:family="paragraph" style:parent-style-name="Header">
      <style:text-properties officeooo:paragraph-rsid="00269968"/>
    </style:style>
    <style:style style:name="P2" style:family="paragraph" style:parent-style-name="Sub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itle">
      <style:text-properties fo:language="de" fo:country="DE" officeooo:rsid="001f4e9b" officeooo:paragraph-rsid="001f4e9b"/>
    </style:style>
    <style:style style:name="P5" style:family="paragraph" style:parent-style-name="Subtitle">
      <style:text-properties fo:language="de" fo:country="DE" officeooo:rsid="001f4e9b" officeooo:paragraph-rsid="00269968"/>
    </style:style>
    <style:style style:name="P6" style:family="paragraph" style:parent-style-name="Text_20_body">
      <style:text-properties fo:language="de" fo:country="DE" officeooo:rsid="00269968" officeooo:paragraph-rsid="00269968"/>
    </style:style>
    <style:style style:name="P7" style:family="paragraph" style:parent-style-name="Text_20_body">
      <style:text-properties fo:language="de" fo:country="DE" officeooo:rsid="00275e0c" officeooo:paragraph-rsid="00275e0c"/>
    </style:style>
    <style:style style:name="P8" style:family="paragraph" style:parent-style-name="Standard">
      <style:text-properties officeooo:rsid="00269968" officeooo:paragraph-rsid="00269968"/>
    </style:style>
    <style:style style:name="P9" style:family="paragraph" style:parent-style-name="Heading_20_1">
      <style:text-properties fo:language="de" fo:country="DE"/>
    </style:style>
    <style:style style:name="P10" style:family="paragraph" style:parent-style-name="Standard">
      <loext:graphic-properties draw:fill="solid" draw:fill-color="#1e1f22"/>
      <style:paragraph-properties fo:background-color="#1e1f22" fo:padding="0in" fo:border="none" style:shadow="none"/>
      <style:text-properties style:font-name="FreeMono" fo:font-size="12pt" fo:language="zxx" fo:country="none" style:font-size-asian="12pt" style:language-asian="zxx" style:country-asian="none" style:font-size-complex="12pt" style:language-complex="zxx" style:country-complex="none"/>
    </style:style>
    <style:style style:name="P11" style:family="paragraph" style:parent-style-name="Standard">
      <loext:graphic-properties draw:fill="solid" draw:fill-color="#1e1f22"/>
      <style:paragraph-properties fo:background-color="#1e1f22" fo:padding="0in" fo:border="none" style:shadow="none"/>
      <style:text-properties style:font-name="FreeMono" fo:font-size="12pt" officeooo:rsid="00269968" officeooo:paragraph-rsid="00269968" style:font-size-asian="12pt" style:font-size-complex="12pt"/>
    </style:style>
    <style:style style:name="P12" style:family="paragraph" style:parent-style-name="Text_20_body">
      <style:text-properties fo:language="de" fo:country="DE" officeooo:rsid="0032982c" officeooo:paragraph-rsid="0032982c"/>
    </style:style>
    <style:style style:name="P13" style:family="paragraph" style:parent-style-name="Text_20_body">
      <style:paragraph-properties fo:text-align="justify" style:justify-single-word="false"/>
      <style:text-properties officeooo:rsid="002ba790" officeooo:paragraph-rsid="002ba790"/>
    </style:style>
    <style:style style:name="P14" style:family="paragraph" style:parent-style-name="Text_20_body">
      <style:text-properties officeooo:rsid="00385ffa" officeooo:paragraph-rsid="00385ffa"/>
    </style:style>
    <style:style style:name="T1" style:family="text">
      <style:text-properties officeooo:rsid="00269968"/>
    </style:style>
    <style:style style:name="T2" style:family="text">
      <style:text-properties officeooo:rsid="001fbed0"/>
    </style:style>
    <style:style style:name="T3" style:family="text">
      <style:text-properties fo:color="#cf8e6d"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4" style:family="text">
      <style:text-properties fo:color="#cf8e6d"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5" style:family="text">
      <style:text-properties fo:color="#cf8e6d" loext:opacity="100%" fo:language="zxx" fo:country="none" fo:font-style="normal" fo:font-weight="normal" style:language-asian="zxx" style:country-asian="none" style:font-style-asian="normal" style:font-weight-asian="normal" style:language-complex="zxx" style:country-complex="none"/>
    </style:style>
    <style:style style:name="T6" style:family="text">
      <style:text-properties fo:color="#bcbec4"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7" style:family="text">
      <style:text-properties fo:color="#bcbec4"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8" style:family="text">
      <style:text-properties fo:color="#bcbec4" loext:opacity="100%" style:font-name="JetBrains Mono" fo:font-size="10pt" fo:font-style="normal" fo:font-weight="normal" style:font-size-asian="10pt" style:font-style-asian="normal" style:font-weight-asian="normal"/>
    </style:style>
    <style:style style:name="T9" style:family="text">
      <style:text-properties fo:color="#bcbec4" loext:opacity="100%" fo:font-size="10pt" fo:font-style="normal" fo:font-weight="normal" style:font-size-asian="10pt" style:font-style-asian="normal" style:font-weight-asian="normal"/>
    </style:style>
    <style:style style:name="T10" style:family="text">
      <style:text-properties fo:color="#bcbec4" loext:opacity="100%" fo:font-style="normal" fo:font-weight="normal" style:font-style-asian="normal" style:font-weight-asian="normal"/>
    </style:style>
    <style:style style:name="T11" style:family="text">
      <style:text-properties fo:color="#bcbec4" loext:opacity="100%" fo:language="zxx" fo:country="none" fo:font-style="normal" fo:font-weight="normal" style:language-asian="zxx" style:country-asian="none" style:font-style-asian="normal" style:font-weight-asian="normal" style:language-complex="zxx" style:country-complex="none"/>
    </style:style>
    <style:style style:name="T12" style:family="text">
      <style:text-properties fo:color="#b200b2"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3" style:family="text">
      <style:text-properties fo:color="#b200b2"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14" style:family="text">
      <style:text-properties fo:color="#b200b2" loext:opacity="100%" fo:language="zxx" fo:country="none" fo:font-style="normal" fo:font-weight="normal" style:language-asian="zxx" style:country-asian="none" style:font-style-asian="normal" style:font-weight-asian="normal" style:language-complex="zxx" style:country-complex="none"/>
    </style:style>
    <style:style style:name="T15" style:family="text">
      <style:text-properties fo:color="#94558d"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6" style:family="text">
      <style:text-properties fo:color="#94558d"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17" style:family="text">
      <style:text-properties fo:color="#94558d" loext:opacity="100%" fo:language="zxx" fo:country="none" fo:font-style="normal" fo:font-weight="normal" style:language-asian="zxx" style:country-asian="none" style:font-style-asian="normal" style:font-weight-asian="normal" style:language-complex="zxx" style:country-complex="none"/>
    </style:style>
    <style:style style:name="T18" style:family="text">
      <style:text-properties fo:color="#8888c6"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9" style:family="text">
      <style:text-properties fo:color="#8888c6"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20" style:family="text">
      <style:text-properties fo:color="#8888c6" loext:opacity="100%" fo:language="zxx" fo:country="none" fo:font-style="normal" fo:font-weight="normal" style:language-asian="zxx" style:country-asian="none" style:font-style-asian="normal" style:font-weight-asian="normal" style:language-complex="zxx" style:country-complex="none"/>
    </style:style>
    <style:style style:name="T21" style:family="text">
      <style:text-properties fo:color="#56a8f5"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22" style:family="text">
      <style:text-properties fo:color="#56a8f5"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23" style:family="text">
      <style:text-properties fo:color="#56a8f5" loext:opacity="100%" fo:language="zxx" fo:country="none" fo:font-style="normal" fo:font-weight="normal" style:language-asian="zxx" style:country-asian="none" style:font-style-asian="normal" style:font-weight-asian="normal" style:language-complex="zxx" style:country-complex="none"/>
    </style:style>
    <style:style style:name="T24" style:family="text">
      <style:text-properties fo:color="#6aab73"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25" style:family="text">
      <style:text-properties fo:color="#6aab73" loext:opacity="100%" style:font-name="FreeMono" fo:font-size="10pt" fo:language="zxx" fo:country="none" fo:font-style="normal" fo:font-weight="normal" fo:background-color="#293c40" loext:char-shading-value="0" style:font-size-asian="10pt" style:language-asian="zxx" style:country-asian="none" style:font-style-asian="normal" style:font-weight-asian="normal" style:language-complex="zxx" style:country-complex="none"/>
    </style:style>
    <style:style style:name="T26" style:family="text">
      <style:text-properties fo:color="#6aab73"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27" style:family="text">
      <style:text-properties fo:color="#6aab73" loext:opacity="100%" style:font-name="FreeMono" fo:language="zxx" fo:country="none" fo:font-style="normal" fo:font-weight="normal" fo:background-color="#293c40" loext:char-shading-value="0" style:language-asian="zxx" style:country-asian="none" style:font-style-asian="normal" style:font-weight-asian="normal" style:language-complex="zxx" style:country-complex="none"/>
    </style:style>
    <style:style style:name="T28" style:family="text">
      <style:text-properties fo:color="#6aab73" loext:opacity="100%" fo:language="zxx" fo:country="none" fo:font-style="normal" fo:font-weight="normal" style:language-asian="zxx" style:country-asian="none" style:font-style-asian="normal" style:font-weight-asian="normal" style:language-complex="zxx" style:country-complex="none"/>
    </style:style>
    <style:style style:name="T29" style:family="text">
      <style:text-properties fo:color="#6aab73" loext:opacity="100%" fo:language="zxx" fo:country="none" fo:font-style="normal" fo:font-weight="normal" fo:background-color="#293c40" loext:char-shading-value="0" style:language-asian="zxx" style:country-asian="none" style:font-style-asian="normal" style:font-weight-asian="normal" style:language-complex="zxx" style:country-complex="none"/>
    </style:style>
    <style:style style:name="T30" style:family="text">
      <style:text-properties fo:color="#2aacb8"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31" style:family="text">
      <style:text-properties fo:color="#2aacb8" loext:opacity="100%" style:font-name="FreeMono" fo:language="zxx" fo:country="none" fo:font-style="normal" fo:font-weight="normal" style:language-asian="zxx" style:country-asian="none" style:font-style-asian="normal" style:font-weight-asian="normal" style:language-complex="zxx" style:country-complex="none"/>
    </style:style>
    <style:style style:name="T32" style:family="text">
      <style:text-properties fo:color="#2aacb8" loext:opacity="100%" fo:language="zxx" fo:country="none" fo:font-style="normal" fo:font-weight="normal" style:language-asian="zxx" style:country-asian="none" style:font-style-asian="normal" style:font-weight-asian="normal" style:language-complex="zxx" style:country-complex="none"/>
    </style:style>
    <style:style style:name="T33" style:family="text">
      <style:text-properties fo:language="de" fo:country="DE"/>
    </style:style>
    <style:style style:name="T34" style:family="text">
      <style:text-properties fo:language="de" fo:country="DE" officeooo:rsid="002c9ca6"/>
    </style:style>
    <style:style style:name="T35" style:family="text">
      <style:text-properties fo:language="de" fo:country="DE" officeooo:rsid="002d294d"/>
    </style:style>
    <style:style style:name="T36" style:family="text">
      <style:text-properties fo:language="de" fo:country="DE" officeooo:rsid="002dffd7"/>
    </style:style>
    <style:style style:name="T37" style:family="text">
      <style:text-properties fo:language="de" fo:country="DE" officeooo:rsid="002e4cea"/>
    </style:style>
    <style:style style:name="T38" style:family="text">
      <style:text-properties fo:language="de" fo:country="DE" officeooo:rsid="002f9007"/>
    </style:style>
    <style:style style:name="T39" style:family="text">
      <style:text-properties style:font-name="FreeMono" fo:language="zxx" fo:country="none" style:language-asian="zxx" style:country-asian="none" style:language-complex="zxx" style:country-complex="none"/>
    </style:style>
    <style:style style:name="T40" style:family="text">
      <style:text-properties officeooo:rsid="0029c7d3"/>
    </style:style>
    <style:style style:name="T41" style:family="text">
      <style:text-properties officeooo:rsid="002a7df1"/>
    </style:style>
    <style:style style:name="T42" style:family="text">
      <style:text-properties fo:language="zxx" fo:country="none" style:language-asian="zxx" style:country-asian="none" style:language-complex="zxx" style:country-complex="none"/>
    </style:style>
    <style:style style:name="T43" style:family="text">
      <style:text-properties style:font-name="FreeMono"/>
    </style:style>
    <style:style style:name="T44" style:family="text">
      <style:text-properties style:font-name="FreeMono" fo:language="zxx" fo:country="none" style:language-asian="zxx" style:country-asian="none" style:language-complex="zxx" style:country-complex="none"/>
    </style:style>
    <style:style style:name="T45" style:family="text">
      <style:text-properties style:font-name="FreeMono" fo:language="zxx" fo:country="none" officeooo:rsid="002c9ca6" style:language-asian="zxx" style:country-asian="none" style:language-complex="zxx" style:country-complex="none"/>
    </style:style>
    <style:style style:name="T46" style:family="text">
      <style:text-properties style:font-name="FreeMono" fo:language="en" fo:country="US" officeooo:rsid="002dffd7"/>
    </style:style>
    <style:style style:name="T47" style:family="text">
      <style:text-properties style:font-name="FreeMono" fo:language="en" fo:country="US" officeooo:rsid="002e4cea"/>
    </style:style>
    <style:style style:name="T48" style:family="text">
      <style:text-properties fo:language="en" fo:country="US" officeooo:rsid="002dffd7"/>
    </style:style>
    <style:style style:name="T49" style:family="text">
      <style:text-properties fo:language="en" fo:country="US" officeooo:rsid="002e4cea"/>
    </style:style>
    <style:style style:name="T50" style:family="text">
      <style:text-properties fo:color="#c77dbb" loext:opacity="100%" style:font-name="JetBrains Mono" fo:font-size="10pt" fo:font-style="italic" fo:font-weight="normal" style:font-size-asian="10pt" style:font-style-asian="italic" style:font-weight-asian="normal"/>
    </style:style>
    <style:style style:name="T51" style:family="text">
      <style:text-properties fo:color="#c77dbb" loext:opacity="100%" fo:font-size="10pt" fo:font-style="italic" fo:font-weight="normal" style:font-size-asian="10pt" style:font-style-asian="italic" style:font-weight-asian="normal"/>
    </style:style>
    <style:style style:name="T52" style:family="text">
      <style:text-properties fo:color="#c77dbb" loext:opacity="100%" fo:font-style="italic" fo:font-weight="normal" style:font-style-asian="italic" style:font-weight-asian="normal"/>
    </style:style>
    <style:style style:name="T53" style:family="text">
      <style:text-properties officeooo:rsid="0033ba94"/>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40">5</text:span>: <text:span text:style-name="T1">Stadtführung</text:span><text:reference-mark-end text:name="Aufgabe"/></text:p>
      <text:p text:style-name="P5"><text:span text:style-name="T1">Team</text:span>-ID: <text:span text:style-name="T1">00879</text:span></text:p>
      <text:p text:style-name="P2"><text:span text:style-name="T33">Bearbeiter/-in dieser Aufgabe:</text:span><text:line-break/><text:span text:style-name="T1">Karl Zschiebsch</text:span></text:p>
      <text:p text:style-name="P2"><text:date style:data-style-name="N46" text:date-value="2023-11-16T10:13:34.428147417" text:fixed="true">16.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P9" text:outline-level="1" text:is-list-header="true"><text:bookmark-start text:name="__RefHeading___Toc2232_4178761632"/>Lösungsidee<text:bookmark-end text:name="__RefHeading___Toc2232_4178761632"/></text:h>
      <text:p text:style-name="P6">Ziel ist, die Tourlänge zu kürzen und dabei essentielle Tourpunkte zu behalten und gleichzeitig die Tour streng chronologisch zu belassen. Für die Lösung dieses Problems nehme ich dadurch an, dass die Anzahl der Tourpunkte nicht zwingend aufs Minimum reduziert werden muss, sondern nur die Länge der Tour optimiert werden soll.</text:p>
      <text:p text:style-name="P6">Statt die Tour als ganzes zu optimieren, wird die Tour in Teilsequenzen unterteilt. Eine Teilsequenz wird darüber definiert, dass sie immer mit mindestens einem essentiellen Tourpunkt beginnt oder endet. Dies liegt daran, dass essentielle Tourpunkte nicht weggestrichen werden können und es somit nicht Sinnvoll ist, diese zu optimieren.</text:p>
      <text:p text:style-name="P7">Zu Beginn wird der optimale Start- und Endpunkt gewählt. Falls in der ersten oder letzten Sequenz sich jedoch nur ein einziges Element befindet, wird dieser Schritt übersprungen, da bereits der optimale Start- oder Endpunkt vorhanden ist. Ansonsten werden zuerst alle Paare bestimmt, wo der Ort sowohl in der ersten als auch in der letzten Sequenz vorkommt. Die Distanz zwischen all diesen Orten wird bestimmt. Das Paar, wo die Differenz der Tourlänge bis zu diesem Punkt am geringsten ist, ist der optimale Start- und Endpunkt. Alle Tourpunkte, die vor dem neuen Startpunkt bzw. nach dem neuen Endpunkt liegen, werden umgehend entfernt.</text:p>
      <text:p text:style-name="P7">Danach werden alle einzelnen Sequenzen optimiert. Dafür wird <text:span text:style-name="T41">untersucht, ob es für jeden Ort einen anderen gibt, der unmittelbar an diesen angrenzt. Ist dies der Fall, werden alle Orte dazwischen aus der Tour entfernt.</text:span></text:p>
      <text:h text:style-name="P9" text:outline-level="1"><text:bookmark-start text:name="__RefHeading___Toc2234_4178761632"/><text:soft-page-break/>Umsetzung<text:bookmark-end text:name="__RefHeading___Toc2234_4178761632"/></text:h>
      <text:p text:style-name="P13"><text:span text:style-name="T33">Die Klasse </text:span><text:span text:style-name="T39">TourPoint</text:span><text:span text:style-name="T33"> stellt einen einzelnen Punkt in einer Tour dar. Sie hat die Funktion </text:span><text:span text:style-name="T39">is_local_equ</text:span><text:span text:style-name="T33">, die überprüft, ob zwei Tourpunkte lokal gleich sind, dh. den gleichen Ort repräsentieren.</text:span></text:p>
      <text:p text:style-name="P13">Die <text:span text:style-name="T43">Tour</text:span>-<text:span text:style-name="T33">Klasse</text:span> <text:span text:style-name="T33">repräsentiert die Gesamttour und enthält Methoden zur Optimierung der Tourlänge. </text:span><text:span text:style-name="T36">Wenn sie erstellt wird, liest sie eine Datei ein um daraus die Tourpunkte zu bekommen. Die Tourpunkte werden alle in </text:span><text:span text:style-name="T46">points</text:span><text:span text:style-name="T36"> gespeichert. Zusätzlich wird der Punkt der letzten Sequenz in </text:span><text:span text:style-name="T46">sequences</text:span><text:span text:style-name="T36"> hinzugefügt. Sollte der Tourpunkt essentiell sein, startet er darüber hinaus eine neue Sequenz, dh. eine neue Liste mit dem essentiellen Tourpunkt wird den Sequenzen hinzu gefügt. Hinzu kommt, dass die Länge zwischen den Orten parallel berechnet wird. Die Länge wird in ein </text:span><text:span text:style-name="T48">Dictionary</text:span><text:span text:style-name="T36"> eingetragen. Die Länge zwischen zwei Orten A und B berechnet, indem die gesamte Distanz der Tour, die bis dahin bei A und B zurück gelegt wurde, voneinander Abgezogen wird. </text:span><text:span text:style-name="T37">Die Distanz wird sowohl bei A als auch bei B eingetragen. Konkret weist dieses </text:span><text:span text:style-name="T49">Dictionary</text:span><text:span text:style-name="T37"> jedem </text:span><text:span text:style-name="T47">str</text:span><text:span text:style-name="T37"> ein weiteres </text:span><text:span text:style-name="T49">Dictionary</text:span><text:span text:style-name="T37"> zu </text:span><text:span text:style-name="T38">(Name des Ortes zu verbundenen Orten)</text:span><text:span text:style-name="T37">, indem jedem </text:span><text:span text:style-name="T47">str</text:span><text:span text:style-name="T37"> einem </text:span><text:span text:style-name="T47">int</text:span><text:span text:style-name="T37"> zugewiesen wird </text:span><text:span text:style-name="T38">(Verbundener Ort zu Distanz)</text:span>. <text:span text:style-name="T39">optimise</text:span> <text:span text:style-name="T33">ist die Hauptmethode zur Optimierung der Tourlänge. Sie ruft </text:span><text:span text:style-name="T39">find_start</text:span><text:span text:style-name="T33"> Methoden auf, um den optimalen Startpunkt zu finden und </text:span><text:span text:style-name="T34">dann für </text:span><text:span text:style-name="T33">jede Teilsequenz </text:span><text:span text:style-name="T45">shorter</text:span><text:span text:style-name="T34">, um diese </text:span><text:span text:style-name="T35">Sequenz</text:span><text:span text:style-name="T34"> </text:span><text:span text:style-name="T33">zu kürzen.</text:span></text:p>
      <text:h text:style-name="P9" text:outline-level="1"><text:bookmark-start text:name="__RefHeading___Toc2236_4178761632"/>Beispiele<text:bookmark-end text:name="__RefHeading___Toc2236_4178761632"/></text:h>
      <text:p text:style-name="P12">Lösung der ersten drei Beispielaufgaben von der Website. Alle Lösungen der Beispielaufgaben sind in <text:span text:style-name="T39">task.log</text:span> dokumentiert.</text:p>
      <text:p text:style-name="P10"><text:span text:style-name="T52">tour1.txt</text:span><text:line-break/><text:span text:style-name="T10">Brauerei,</text:span><text:span text:style-name="T52">1613</text:span><text:span text:style-name="T10">,X,</text:span><text:span text:style-name="T52">0</text:span><text:line-break/><text:span text:style-name="T10">Karzer,</text:span><text:span text:style-name="T52">1665</text:span><text:span text:style-name="T10">,X,</text:span><text:span text:style-name="T52">80</text:span><text:line-break/><text:span text:style-name="T10">Rathaus,</text:span><text:span text:style-name="T52">1678</text:span><text:span text:style-name="T10">,X,</text:span><text:span text:style-name="T52">150</text:span><text:line-break/><text:span text:style-name="T10">Rathaus,</text:span><text:span text:style-name="T52">1739</text:span><text:span text:style-name="T10">,X,</text:span><text:span text:style-name="T52">150</text:span><text:line-break/><text:span text:style-name="T10">Euler-Brücke,</text:span><text:span text:style-name="T52">1768</text:span><text:span text:style-name="T10">, ,</text:span><text:span text:style-name="T52">330</text:span><text:line-break/><text:span text:style-name="T10">Fibonacci-Gaststätte,</text:span><text:span text:style-name="T52">1820</text:span><text:span text:style-name="T10">,X,</text:span><text:span text:style-name="T52">360</text:span><text:line-break/><text:span text:style-name="T10">Emmy-Noether-Campus,</text:span><text:span text:style-name="T52">1912</text:span><text:span text:style-name="T10">,X,</text:span><text:span text:style-name="T52">450</text:span><text:line-break/><text:span text:style-name="T10">Emmy-Noether-Campus,</text:span><text:span text:style-name="T52">1998</text:span><text:span text:style-name="T10">,X,</text:span><text:span text:style-name="T52">450</text:span><text:line-break/><text:span text:style-name="T10">Euler-Brücke,</text:span><text:span text:style-name="T52">1999</text:span><text:span text:style-name="T10">, ,</text:span><text:span text:style-name="T52">580</text:span><text:line-break/><text:span text:style-name="T10">Brauerei,</text:span><text:span text:style-name="T52">2012</text:span><text:span text:style-name="T10">, ,</text:span><text:span text:style-name="T52">730</text:span><text:line-break/><text:line-break/><text:span text:style-name="T52">tour2.txt</text:span><text:line-break/><text:span text:style-name="T10">Brauerei,</text:span><text:span text:style-name="T52">1613</text:span><text:span text:style-name="T10">, ,</text:span><text:span text:style-name="T52">0</text:span><text:line-break/><text:span text:style-name="T10">Karzer,</text:span><text:span text:style-name="T52">1665</text:span><text:span text:style-name="T10">,X,</text:span><text:span text:style-name="T52">80</text:span><text:line-break/><text:span text:style-name="T10">Rathaus,</text:span><text:span text:style-name="T52">1739</text:span><text:span text:style-name="T10">, ,</text:span><text:span text:style-name="T52">150</text:span><text:line-break/><text:span text:style-name="T10">Euler-Brücke,</text:span><text:span text:style-name="T52">1768</text:span><text:span text:style-name="T10">, ,</text:span><text:span text:style-name="T52">330</text:span><text:line-break/><text:span text:style-name="T10">Fibonacci-Gaststätte,</text:span><text:span text:style-name="T52">1820</text:span><text:span text:style-name="T10">,X,</text:span><text:span text:style-name="T52">360</text:span><text:line-break/><text:span text:style-name="T10">Emmy-Noether-Campus,</text:span><text:span text:style-name="T52">1912</text:span><text:span text:style-name="T10">,X,</text:span><text:span text:style-name="T52">450</text:span><text:line-break/><text:span text:style-name="T10">Emmy-Noether-Campus,</text:span><text:span text:style-name="T52">1998</text:span><text:span text:style-name="T10">,X,</text:span><text:span text:style-name="T52">450</text:span><text:line-break/><text:span text:style-name="T10">Euler-Brücke,</text:span><text:span text:style-name="T52">1999</text:span><text:span text:style-name="T10">, ,</text:span><text:span text:style-name="T52">580</text:span><text:line-break/><text:span text:style-name="T10">Brauerei,</text:span><text:span text:style-name="T52">2012</text:span><text:span text:style-name="T10">, ,</text:span><text:span text:style-name="T52">730</text:span><text:line-break/><text:line-break/><text:span text:style-name="T52">tour3.txt</text:span><text:line-break/><text:soft-page-break/><text:span text:style-name="T10">Talstation,</text:span><text:span text:style-name="T52">1768</text:span><text:span text:style-name="T10">, ,</text:span><text:span text:style-name="T52">0</text:span><text:line-break/><text:span text:style-name="T10">Wäldle,</text:span><text:span text:style-name="T52">1841</text:span><text:span text:style-name="T10">, ,</text:span><text:span text:style-name="T52">520</text:span><text:line-break/><text:span text:style-name="T10">Observatorium,</text:span><text:span text:style-name="T52">1874</text:span><text:span text:style-name="T10">,X,</text:span><text:span text:style-name="T52">770</text:span><text:line-break/><text:span text:style-name="T10">Piz Spitz,</text:span><text:span text:style-name="T52">1898</text:span><text:span text:style-name="T10">, ,</text:span><text:span text:style-name="T52">1240</text:span><text:line-break/><text:span text:style-name="T10">Panoramasteg,</text:span><text:span text:style-name="T52">1912</text:span><text:span text:style-name="T10">,X,</text:span><text:span text:style-name="T52">1460</text:span><text:line-break/><text:span text:style-name="T10">Ziegenbrücke,</text:span><text:span text:style-name="T52">1979</text:span><text:span text:style-name="T10">,X,</text:span><text:span text:style-name="T52">1710</text:span><text:line-break/><text:span text:style-name="T10">Talstation,</text:span><text:span text:style-name="T52">2005</text:span><text:span text:style-name="T10">, ,</text:span><text:span text:style-name="T52">1990</text:span><text:line-break/></text:p>
      <text:p text:style-name="Standard"/>
      <text:h text:style-name="P9" text:outline-level="1"><text:bookmark-start text:name="__RefHeading___Toc2238_4178761632"/>Quellcode<text:bookmark-end text:name="__RefHeading___Toc2238_4178761632"/></text:h>
      <text:p text:style-name="P14"><text:span text:style-name="T33">Dies ist der Quellcode in</text:span> Python 3.10. <text:span text:style-name="T33">Es werden keine Bibliotheken benötigt.</text:span></text:p>
      <text:p text:style-name="P11"><text:span text:style-name="T5">class </text:span><text:span text:style-name="T11">TourPoint:</text:span><text:span text:style-name="T42"><text:line-break/></text:span><text:span text:style-name="T11"> <text:s text:c="3"/></text:span><text:span text:style-name="T5">def </text:span><text:span text:style-name="T14">__init__</text:span><text:span text:style-name="T11">(</text:span><text:span text:style-name="T17">self</text:span><text:span text:style-name="T11">, name: </text:span><text:span text:style-name="T20">str</text:span><text:span text:style-name="T11">, year: </text:span><text:span text:style-name="T20">int</text:span><text:span text:style-name="T11">, essential: </text:span><text:span text:style-name="T20">bool</text:span><text:span text:style-name="T11">, distance: </text:span><text:span text:style-name="T20">int</text:span><text:span text:style-name="T11">):</text:span><text:span text:style-name="T42"><text:line-break/></text:span><text:span text:style-name="T11"> <text:s text:c="7"/></text:span><text:span text:style-name="T17">self</text:span><text:span text:style-name="T11">.name = name</text:span><text:span text:style-name="T42"><text:line-break/></text:span><text:span text:style-name="T11"> <text:s text:c="7"/></text:span><text:span text:style-name="T17">self</text:span><text:span text:style-name="T11">.year = year</text:span><text:span text:style-name="T42"><text:line-break/></text:span><text:span text:style-name="T11"> <text:s text:c="7"/></text:span><text:span text:style-name="T17">self</text:span><text:span text:style-name="T11">.essential = essential</text:span><text:span text:style-name="T42"><text:line-break/></text:span><text:span text:style-name="T11"> <text:s text:c="7"/></text:span><text:span text:style-name="T17">self</text:span><text:span text:style-name="T11">.distance = distance</text:span><text:span text:style-name="T42"><text:line-break/><text:line-break/></text:span><text:span text:style-name="T11"> <text:s text:c="3"/></text:span><text:span text:style-name="T5">def </text:span><text:span text:style-name="T23">is_local_equ</text:span><text:span text:style-name="T11">(</text:span><text:span text:style-name="T17">self</text:span><text:span text:style-name="T11">, another: </text:span><text:span text:style-name="T28">'</text:span><text:span text:style-name="T29">TourPoint</text:span><text:span text:style-name="T28">'</text:span><text:span text:style-name="T11">):</text:span><text:span text:style-name="T42"><text:line-break/></text:span><text:span text:style-name="T11"> <text:s text:c="7"/></text:span><text:span text:style-name="T5">return </text:span><text:span text:style-name="T17">self</text:span><text:span text:style-name="T11">.name == another.name</text:span><text:span text:style-name="T42"><text:line-break/><text:line-break/></text:span><text:span text:style-name="T5">class </text:span><text:span text:style-name="T11">Tour:</text:span><text:span text:style-name="T42"><text:line-break/></text:span><text:span text:style-name="T11"> <text:s text:c="3"/></text:span><text:span text:style-name="T5">def </text:span><text:span text:style-name="T14">__init__</text:span><text:span text:style-name="T11">(</text:span><text:span text:style-name="T17">self</text:span><text:span text:style-name="T11">, path: </text:span><text:span text:style-name="T20">str</text:span><text:span text:style-name="T11">):</text:span><text:span text:style-name="T42"><text:line-break/></text:span><text:span text:style-name="T11"> <text:s text:c="7"/></text:span><text:span text:style-name="T5">with </text:span><text:span text:style-name="T20">open</text:span><text:span text:style-name="T11">(path, </text:span><text:span text:style-name="T28">'r'</text:span><text:span text:style-name="T11">) </text:span><text:span text:style-name="T5">as </text:span><text:span text:style-name="T11">reader:</text:span><text:span text:style-name="T42"><text:line-break/></text:span><text:span text:style-name="T11"> <text:s text:c="11"/></text:span><text:span text:style-name="T17">self</text:span><text:span text:style-name="T11">.m = </text:span><text:span text:style-name="T20">int</text:span><text:span text:style-name="T11">(reader.readline())</text:span><text:span text:style-name="T42"><text:line-break/></text:span><text:span text:style-name="T11"> <text:s text:c="11"/></text:span><text:span text:style-name="T17">self</text:span><text:span text:style-name="T11">.points = []</text:span><text:span text:style-name="T42"><text:line-break/></text:span><text:span text:style-name="T11"> <text:s text:c="11"/></text:span><text:span text:style-name="T17">self</text:span><text:span text:style-name="T11">.sequences: </text:span><text:span text:style-name="T20">list</text:span><text:span text:style-name="T11">[</text:span><text:span text:style-name="T20">list</text:span><text:span text:style-name="T11">[TourPoint]] = [[]]</text:span><text:span text:style-name="T42"><text:line-break/></text:span><text:span text:style-name="T11"> <text:s text:c="11"/></text:span><text:span text:style-name="T17">self</text:span><text:span text:style-name="T11">.distances: </text:span><text:span text:style-name="T20">dict</text:span><text:span text:style-name="T11">[</text:span><text:span text:style-name="T20">str</text:span><text:span text:style-name="T11">, </text:span><text:span text:style-name="T20">dict</text:span><text:span text:style-name="T11">[</text:span><text:span text:style-name="T20">str</text:span><text:span text:style-name="T11">, </text:span><text:span text:style-name="T20">int</text:span><text:span text:style-name="T11">]] = {}</text:span><text:span text:style-name="T42"><text:line-break/></text:span><text:span text:style-name="T11"> <text:s text:c="11"/></text:span><text:span text:style-name="T5">for </text:span><text:span text:style-name="T11">i </text:span><text:span text:style-name="T5">in </text:span><text:span text:style-name="T20">range</text:span><text:span text:style-name="T11">(</text:span><text:span text:style-name="T17">self</text:span><text:span text:style-name="T11">.m):</text:span><text:span text:style-name="T42"><text:line-break/></text:span><text:span text:style-name="T11"> <text:s text:c="15"/>args = reader.readline().split(</text:span><text:span text:style-name="T28">','</text:span><text:span text:style-name="T11">)</text:span><text:span text:style-name="T42"><text:line-break/></text:span><text:span text:style-name="T11"> <text:s text:c="15"/>name, year, essential, distance = args[</text:span><text:span text:style-name="T32">0</text:span><text:span text:style-name="T11">], </text:span><text:span text:style-name="T20">int</text:span><text:span text:style-name="T11">(args[</text:span><text:span text:style-name="T32">1</text:span><text:span text:style-name="T11">]), args[</text:span><text:span text:style-name="T32">2</text:span><text:span text:style-name="T11">] == </text:span><text:span text:style-name="T28">'X'</text:span><text:span text:style-name="T11">, </text:span><text:span text:style-name="T20">int</text:span><text:span text:style-name="T11">(args[</text:span><text:span text:style-name="T32">3</text:span><text:span text:style-name="T11">])</text:span><text:span text:style-name="T42"><text:line-break/></text:span><text:span text:style-name="T11"> <text:s text:c="15"/>point = TourPoint(name, year, essential, distance)</text:span><text:span text:style-name="T42"><text:line-break/></text:span><text:span text:style-name="T11"> <text:s text:c="15"/></text:span><text:span text:style-name="T17">self</text:span><text:span text:style-name="T11">.sequences[</text:span><text:span text:style-name="T20">len</text:span><text:span text:style-name="T11">(</text:span><text:span text:style-name="T17">self</text:span><text:span text:style-name="T11">.sequences) - </text:span><text:span text:style-name="T32">1</text:span><text:span text:style-name="T11">].append(point)</text:span><text:span text:style-name="T42"><text:line-break/></text:span><text:span text:style-name="T11"> <text:s text:c="15"/></text:span><text:span text:style-name="T5">if </text:span><text:span text:style-name="T11">name </text:span><text:span text:style-name="T5">not in </text:span><text:span text:style-name="T17">self</text:span><text:span text:style-name="T11">.distances.keys():</text:span><text:span text:style-name="T42"><text:line-break/></text:span><text:span text:style-name="T11"> <text:s text:c="19"/></text:span><text:span text:style-name="T17">self</text:span><text:span text:style-name="T11">.distances[name] = {}</text:span><text:span text:style-name="T42"><text:line-break/></text:span><text:span text:style-name="T11"> <text:s text:c="15"/></text:span><text:span text:style-name="T5">if </text:span><text:span text:style-name="T11">i &gt; </text:span><text:span text:style-name="T32">0</text:span><text:span text:style-name="T11">:</text:span><text:span text:style-name="T42"><text:line-break/></text:span><text:span text:style-name="T11"> <text:s text:c="19"/>previous = </text:span><text:span text:style-name="T17">self</text:span><text:span text:style-name="T11">.points[i - </text:span><text:span text:style-name="T32">1</text:span><text:span text:style-name="T11">].name</text:span><text:span text:style-name="T42"><text:line-break/></text:span><text:span text:style-name="T11"> <text:s text:c="19"/>difference = distance - </text:span><text:span text:style-name="T17">self</text:span><text:span text:style-name="T11">.points[i - </text:span><text:span text:style-name="T32">1</text:span><text:span text:style-name="T11">].distance</text:span><text:span text:style-name="T42"><text:line-break/></text:span><text:span text:style-name="T11"> <text:s text:c="19"/></text:span><text:span text:style-name="T17">self</text:span><text:span text:style-name="T11">.distances[name][previous] = difference</text:span><text:span text:style-name="T42"><text:line-break/></text:span><text:span text:style-name="T11"> <text:s text:c="19"/></text:span><text:span text:style-name="T17">self</text:span><text:span text:style-name="T11">.distances[previous][name] = difference</text:span><text:span text:style-name="T42"><text:line-break/></text:span><text:span text:style-name="T11"> <text:s text:c="15"/></text:span><text:span text:style-name="T5">if </text:span><text:span text:style-name="T11">essential:</text:span><text:span text:style-name="T42"><text:line-break/></text:span><text:span text:style-name="T11"> <text:s text:c="19"/></text:span><text:span text:style-name="T17">self</text:span><text:span text:style-name="T11">.sequences.append([point])</text:span><text:span text:style-name="T42"><text:line-break/></text:span><text:span text:style-name="T11"> <text:s text:c="15"/></text:span><text:span text:style-name="T17">self</text:span><text:span text:style-name="T11">.points.append(point)</text:span><text:span text:style-name="T42"><text:line-break/><text:line-break/></text:span><text:span text:style-name="T11"> <text:s text:c="3"/></text:span><text:span text:style-name="T5">def </text:span><text:span text:style-name="T23">optimise</text:span><text:span text:style-name="T11">(</text:span><text:span text:style-name="T17">self</text:span><text:span text:style-name="T11">):</text:span><text:span text:style-name="T42"><text:line-break/></text:span><text:span text:style-name="T11"> <text:s text:c="7"/></text:span><text:span text:style-name="T17">self</text:span><text:span text:style-name="T11">.find_start()</text:span><text:span text:style-name="T42"><text:line-break/></text:span><text:span text:style-name="T11"> <text:s text:c="7"/></text:span><text:span text:style-name="T5">for </text:span><text:span text:style-name="T11">sequence </text:span><text:span text:style-name="T5">in </text:span><text:span text:style-name="T17">self</text:span><text:span text:style-name="T11">.sequences:</text:span><text:span text:style-name="T42"><text:line-break/></text:span><text:span text:style-name="T11"> <text:s text:c="11"/></text:span><text:span text:style-name="T17">self</text:span><text:span text:style-name="T11">.shorter(sequence)</text:span><text:span text:style-name="T42"><text:line-break/></text:span><text:soft-page-break/><text:span text:style-name="T11"> <text:s text:c="7"/></text:span><text:span text:style-name="T17">self</text:span><text:span text:style-name="T11">.reset_distances()</text:span><text:span text:style-name="T42"><text:line-break/><text:line-break/></text:span><text:span text:style-name="T11"> <text:s text:c="3"/></text:span><text:span text:style-name="T5">def </text:span><text:span text:style-name="T23">get_pairs</text:span><text:span text:style-name="T11">(</text:span><text:span text:style-name="T17">self</text:span><text:span text:style-name="T11">) -&gt; </text:span><text:span text:style-name="T20">list</text:span><text:span text:style-name="T11">[</text:span><text:span text:style-name="T20">tuple</text:span><text:span text:style-name="T11">[TourPoint, TourPoint]]:</text:span><text:span text:style-name="T42"><text:line-break/></text:span><text:span text:style-name="T11"> <text:s text:c="7"/>pairs = []</text:span><text:span text:style-name="T42"><text:line-break/></text:span><text:span text:style-name="T11"> <text:s text:c="7"/></text:span><text:span text:style-name="T5">for </text:span><text:span text:style-name="T11">i </text:span><text:span text:style-name="T5">in </text:span><text:span text:style-name="T17">self</text:span><text:span text:style-name="T11">.sequences[</text:span><text:span text:style-name="T32">0</text:span><text:span text:style-name="T11">]:</text:span><text:span text:style-name="T42"><text:line-break/></text:span><text:span text:style-name="T11"> <text:s text:c="11"/></text:span><text:span text:style-name="T5">for </text:span><text:span text:style-name="T11">j </text:span><text:span text:style-name="T5">in </text:span><text:span text:style-name="T17">self</text:span><text:span text:style-name="T11">.sequences[-</text:span><text:span text:style-name="T32">1</text:span><text:span text:style-name="T11">]:</text:span><text:span text:style-name="T42"><text:line-break/></text:span><text:span text:style-name="T11"> <text:s text:c="15"/></text:span><text:span text:style-name="T5">if </text:span><text:span text:style-name="T11">i.is_local_equ(j):</text:span><text:span text:style-name="T42"><text:line-break/></text:span><text:span text:style-name="T11"> <text:s text:c="19"/>pairs.append((i, j))</text:span><text:span text:style-name="T42"><text:line-break/></text:span><text:span text:style-name="T11"> <text:s text:c="7"/></text:span><text:span text:style-name="T5">if </text:span><text:span text:style-name="T20">len</text:span><text:span text:style-name="T11">(pairs) == </text:span><text:span text:style-name="T32">0</text:span><text:span text:style-name="T11">:</text:span><text:span text:style-name="T42"><text:line-break/></text:span><text:span text:style-name="T11"> <text:s text:c="11"/></text:span><text:span text:style-name="T5">raise </text:span><text:span text:style-name="T20">ValueError</text:span><text:span text:style-name="T11">(</text:span><text:span text:style-name="T28">"No pairs"</text:span><text:span text:style-name="T11">)</text:span><text:span text:style-name="T42"><text:line-break/></text:span><text:span text:style-name="T11"> <text:s text:c="7"/></text:span><text:span text:style-name="T5">return </text:span><text:span text:style-name="T11">pairs</text:span><text:span text:style-name="T42"><text:line-break/><text:line-break/></text:span><text:span text:style-name="T11"> <text:s text:c="3"/></text:span><text:span text:style-name="T5">def </text:span><text:span text:style-name="T23">find_start</text:span><text:span text:style-name="T11">(</text:span><text:span text:style-name="T17">self</text:span><text:span text:style-name="T11">) -&gt; </text:span><text:span text:style-name="T5">None</text:span><text:span text:style-name="T11">:</text:span><text:span text:style-name="T42"><text:line-break/></text:span><text:span text:style-name="T11"> <text:s text:c="7"/>pairs = </text:span><text:span text:style-name="T17">self</text:span><text:span text:style-name="T11">.get_pairs()</text:span><text:span text:style-name="T42"><text:line-break/></text:span><text:span text:style-name="T11"> <text:s text:c="7"/>index: </text:span><text:span text:style-name="T20">int </text:span><text:span text:style-name="T11">= ...</text:span><text:span text:style-name="T42"><text:line-break/></text:span><text:span text:style-name="T11"> <text:s text:c="7"/>distance: </text:span><text:span text:style-name="T20">int </text:span><text:span text:style-name="T11">= ...</text:span><text:span text:style-name="T42"><text:line-break/></text:span><text:span text:style-name="T11"> <text:s text:c="7"/></text:span><text:span text:style-name="T5">for </text:span><text:span text:style-name="T11">i </text:span><text:span text:style-name="T5">in </text:span><text:span text:style-name="T20">range</text:span><text:span text:style-name="T11">(</text:span><text:span text:style-name="T20">len</text:span><text:span text:style-name="T11">(pairs)):</text:span><text:span text:style-name="T42"><text:line-break/></text:span><text:span text:style-name="T11"> <text:s text:c="11"/>diff = pairs[i][</text:span><text:span text:style-name="T32">1</text:span><text:span text:style-name="T11">].distance - pairs[i][</text:span><text:span text:style-name="T32">0</text:span><text:span text:style-name="T11">].distance</text:span><text:span text:style-name="T42"><text:line-break/></text:span><text:span text:style-name="T11"> <text:s text:c="11"/></text:span><text:span text:style-name="T5">if </text:span><text:span text:style-name="T11">distance </text:span><text:span text:style-name="T5">is </text:span><text:span text:style-name="T20">Ellipsis </text:span><text:span text:style-name="T5">or </text:span><text:span text:style-name="T11">diff &lt; distance:</text:span><text:span text:style-name="T42"><text:line-break/></text:span><text:span text:style-name="T11"> <text:s text:c="15"/>distance = diff</text:span><text:span text:style-name="T42"><text:line-break/></text:span><text:span text:style-name="T11"> <text:s text:c="15"/>index = i</text:span><text:span text:style-name="T42"><text:line-break/></text:span><text:span text:style-name="T11"> <text:s text:c="7"/></text:span><text:span text:style-name="T5">if </text:span><text:span text:style-name="T11">index </text:span><text:span text:style-name="T5">is </text:span><text:span text:style-name="T20">Ellipsis</text:span><text:span text:style-name="T11">:</text:span><text:span text:style-name="T42"><text:line-break/></text:span><text:span text:style-name="T11"> <text:s text:c="11"/></text:span><text:span text:style-name="T5">raise </text:span><text:span text:style-name="T20">IndexError</text:span><text:span text:style-name="T11">(</text:span><text:span text:style-name="T28">"Index is Ellipsis"</text:span><text:span text:style-name="T11">)</text:span><text:span text:style-name="T42"><text:line-break/></text:span><text:span text:style-name="T11"> <text:s text:c="7"/></text:span><text:span text:style-name="T20">print</text:span><text:span text:style-name="T11">(pairs[index])</text:span><text:span text:style-name="T42"><text:line-break/></text:span><text:span text:style-name="T11"> <text:s text:c="7"/></text:span><text:span text:style-name="T5">for </text:span><text:span text:style-name="T11">v </text:span><text:span text:style-name="T5">in </text:span><text:span text:style-name="T17">self</text:span><text:span text:style-name="T11">.sequences[</text:span><text:span text:style-name="T32">0</text:span><text:span text:style-name="T11">][:</text:span><text:span text:style-name="T17">self</text:span><text:span text:style-name="T11">.sequences[</text:span><text:span text:style-name="T32">0</text:span><text:span text:style-name="T11">].index(pairs[index][</text:span><text:span text:style-name="T32">0</text:span><text:span text:style-name="T11">])]:</text:span><text:span text:style-name="T42"><text:line-break/></text:span><text:span text:style-name="T11"> <text:s text:c="11"/></text:span><text:span text:style-name="T5">if </text:span><text:span text:style-name="T11">v </text:span><text:span text:style-name="T5">in </text:span><text:span text:style-name="T17">self</text:span><text:span text:style-name="T11">.points:</text:span><text:span text:style-name="T42"><text:line-break/></text:span><text:span text:style-name="T11"> <text:s text:c="15"/></text:span><text:span text:style-name="T17">self</text:span><text:span text:style-name="T11">.points.remove(v)</text:span><text:span text:style-name="T42"><text:line-break/></text:span><text:span text:style-name="T11"> <text:s text:c="7"/></text:span><text:span text:style-name="T5">for </text:span><text:span text:style-name="T11">v </text:span><text:span text:style-name="T5">in </text:span><text:span text:style-name="T17">self</text:span><text:span text:style-name="T11">.sequences[-</text:span><text:span text:style-name="T32">1</text:span><text:span text:style-name="T11">][</text:span><text:span text:style-name="T17">self</text:span><text:span text:style-name="T11">.sequences[-</text:span><text:span text:style-name="T32">1</text:span><text:span text:style-name="T11">].index(pairs[index][</text:span><text:span text:style-name="T32">1</text:span><text:span text:style-name="T11">])<text:tab/><text:tab/>+</text:span><text:span text:style-name="T32">1</text:span><text:span text:style-name="T11">:]:</text:span><text:span text:style-name="T42"><text:line-break/></text:span><text:span text:style-name="T11"> <text:s text:c="11"/></text:span><text:span text:style-name="T5">if </text:span><text:span text:style-name="T11">v </text:span><text:span text:style-name="T5">in </text:span><text:span text:style-name="T17">self</text:span><text:span text:style-name="T11">.points:</text:span><text:span text:style-name="T42"><text:line-break/></text:span><text:span text:style-name="T11"> <text:s text:c="15"/></text:span><text:span text:style-name="T17">self</text:span><text:span text:style-name="T11">.points.remove(v)</text:span><text:span text:style-name="T42"><text:line-break/><text:line-break/></text:span><text:span text:style-name="T11"> <text:s text:c="3"/></text:span><text:span text:style-name="T5">def </text:span><text:span text:style-name="T23">shorter</text:span><text:span text:style-name="T11">(</text:span><text:span text:style-name="T17">self</text:span><text:span text:style-name="T11">, sequence: </text:span><text:span text:style-name="T20">list</text:span><text:span text:style-name="T11">[TourPoint]):</text:span><text:span text:style-name="T42"><text:line-break/></text:span><text:span text:style-name="T11"> <text:s text:c="7"/>size = </text:span><text:span text:style-name="T20">len</text:span><text:span text:style-name="T11">(sequence)</text:span><text:span text:style-name="T42"><text:line-break/></text:span><text:span text:style-name="T11"> <text:s text:c="7"/></text:span><text:span text:style-name="T5">for </text:span><text:span text:style-name="T11">i </text:span><text:span text:style-name="T5">in </text:span><text:span text:style-name="T20">range</text:span><text:span text:style-name="T11">(</text:span><text:span text:style-name="T32">0</text:span><text:span text:style-name="T11">, size, </text:span><text:span text:style-name="T32">1</text:span><text:span text:style-name="T11">):</text:span><text:span text:style-name="T42"><text:line-break/></text:span><text:span text:style-name="T11"> <text:s text:c="11"/></text:span><text:span text:style-name="T5">if </text:span><text:span text:style-name="T11">sequence[i] </text:span><text:span text:style-name="T5">in </text:span><text:span text:style-name="T17">self</text:span><text:span text:style-name="T11">.points:</text:span><text:span text:style-name="T42"><text:line-break/></text:span><text:span text:style-name="T11"> <text:s text:c="15"/></text:span><text:span text:style-name="T5">for </text:span><text:span text:style-name="T11">j </text:span><text:span text:style-name="T5">in </text:span><text:span text:style-name="T20">range</text:span><text:span text:style-name="T11">(i + </text:span><text:span text:style-name="T32">1</text:span><text:span text:style-name="T11">, size, </text:span><text:span text:style-name="T32">1</text:span><text:span text:style-name="T11">):</text:span><text:span text:style-name="T42"><text:line-break/></text:span><text:span text:style-name="T11"> <text:s text:c="19"/></text:span><text:span text:style-name="T5">if </text:span><text:span text:style-name="T11">sequence[j] </text:span><text:span text:style-name="T5">in </text:span><text:span text:style-name="T17">self</text:span><text:span text:style-name="T11">.points </text:span><text:span text:style-name="T5">and <text:tab/><text:tab/><text:tab/><text:tab/><text:tab/><text:tab/><text:tab/><text:tab/></text:span><text:span text:style-name="T17">self</text:span><text:span text:style-name="T11">.are_connected(sequence[i], sequence[j]):</text:span><text:span text:style-name="T42"><text:line-break/></text:span><text:span text:style-name="T11"> <text:s text:c="23"/></text:span><text:span text:style-name="T5">for </text:span><text:span text:style-name="T11">e </text:span><text:span text:style-name="T5">in </text:span><text:span text:style-name="T11">sequence[i+</text:span><text:span text:style-name="T32">1</text:span><text:span text:style-name="T11">:j]:</text:span><text:span text:style-name="T42"><text:line-break/></text:span><text:span text:style-name="T11"> <text:s text:c="27"/></text:span><text:span text:style-name="T5">if </text:span><text:span text:style-name="T11">e </text:span><text:span text:style-name="T5">in </text:span><text:span text:style-name="T17">self</text:span><text:span text:style-name="T11">.points:</text:span><text:span text:style-name="T42"><text:line-break/></text:span><text:span text:style-name="T11"> <text:s text:c="31"/></text:span><text:span text:style-name="T17">self</text:span><text:span text:style-name="T11">.points.remove(e)</text:span><text:span text:style-name="T42"><text:line-break/><text:line-break/></text:span><text:span text:style-name="T11"> <text:s text:c="3"/></text:span><text:span text:style-name="T5">def </text:span><text:span text:style-name="T23">are_connected</text:span><text:span text:style-name="T11">(</text:span><text:span text:style-name="T17">self</text:span><text:span text:style-name="T11">, left: TourPoint, right: TourPoint) -&gt; </text:span><text:span text:style-name="T20">bool</text:span><text:span text:style-name="T11">:</text:span><text:span text:style-name="T42"><text:line-break/></text:span><text:span text:style-name="T11"> <text:s text:c="7"/></text:span><text:span text:style-name="T5">if </text:span><text:span text:style-name="T11">left.is_local_equ(right):</text:span><text:span text:style-name="T42"><text:line-break/></text:span><text:span text:style-name="T11"> <text:s text:c="11"/></text:span><text:span text:style-name="T5">return True</text:span><text:span text:style-name="T42"><text:line-break/></text:span><text:span text:style-name="T5"> <text:s text:c="7"/>return </text:span><text:span text:style-name="T11">left.name </text:span><text:span text:style-name="T5">in </text:span><text:span text:style-name="T17">self</text:span><text:span text:style-name="T11">.distances[right.name].keys()</text:span><text:span text:style-name="T42"><text:line-break/><text:line-break/></text:span><text:span text:style-name="T11"> <text:s text:c="3"/></text:span><text:span text:style-name="T5">def </text:span><text:span text:style-name="T23">get_distance</text:span><text:span text:style-name="T11">(</text:span><text:span text:style-name="T17">self</text:span><text:span text:style-name="T11">, left: TourPoint, right: TourPoint) -&gt; </text:span><text:span text:style-name="T20">int</text:span><text:span text:style-name="T11">:</text:span><text:span text:style-name="T42"><text:line-break/></text:span><text:span text:style-name="T11"> <text:s text:c="7"/></text:span><text:span text:style-name="T5">if </text:span><text:span text:style-name="T11">left.is_local_equ(right):</text:span><text:span text:style-name="T42"><text:line-break/></text:span><text:span text:style-name="T11"> <text:s text:c="11"/></text:span><text:span text:style-name="T5">return </text:span><text:span text:style-name="T32">0</text:span><text:span text:style-name="T42"><text:line-break/></text:span><text:span text:style-name="T32"> <text:s text:c="7"/></text:span><text:span text:style-name="T5">try</text:span><text:span text:style-name="T11">:</text:span><text:span text:style-name="T42"><text:line-break/></text:span><text:soft-page-break/><text:span text:style-name="T11"> <text:s text:c="11"/></text:span><text:span text:style-name="T5">return </text:span><text:span text:style-name="T17">self</text:span><text:span text:style-name="T11">.distances[left.name][right.name]</text:span><text:span text:style-name="T42"><text:line-break/></text:span><text:span text:style-name="T11"> <text:s text:c="7"/></text:span><text:span text:style-name="T5">except </text:span><text:span text:style-name="T20">KeyError</text:span><text:span text:style-name="T11">:</text:span><text:span text:style-name="T42"><text:line-break/></text:span><text:span text:style-name="T11"> <text:s text:c="11"/></text:span><text:span text:style-name="T5">raise </text:span><text:span text:style-name="T20">ValueError</text:span><text:span text:style-name="T11">(</text:span><text:span text:style-name="T28">f"</text:span><text:span text:style-name="T5">{</text:span><text:span text:style-name="T11">left</text:span><text:span text:style-name="T5">}</text:span><text:span text:style-name="T28"> &lt;-&gt; </text:span><text:span text:style-name="T5">{</text:span><text:span text:style-name="T11">right</text:span><text:span text:style-name="T5">}</text:span><text:span text:style-name="T28"> (</text:span><text:span text:style-name="T5">{</text:span><text:span text:style-name="T17">self</text:span><text:span text:style-name="T11">.are_connected(left, <text:tab/><text:tab/>right)</text:span><text:span text:style-name="T5">}</text:span><text:span text:style-name="T28">)"</text:span><text:span text:style-name="T11">)</text:span><text:span text:style-name="T42"><text:line-break/><text:line-break/></text:span><text:span text:style-name="T11"> <text:s text:c="3"/></text:span><text:span text:style-name="T5">def </text:span><text:span text:style-name="T23">reset_distances</text:span><text:span text:style-name="T11">(</text:span><text:span text:style-name="T17">self</text:span><text:span text:style-name="T11">):</text:span><text:span text:style-name="T42"><text:line-break/></text:span><text:span text:style-name="T11"> <text:s text:c="7"/></text:span><text:span text:style-name="T17">self</text:span><text:span text:style-name="T11">.points[</text:span><text:span text:style-name="T32">0</text:span><text:span text:style-name="T11">].distance = </text:span><text:span text:style-name="T32">0</text:span><text:span text:style-name="T42"><text:line-break/></text:span><text:span text:style-name="T32"> <text:s text:c="7"/></text:span><text:span text:style-name="T5">for </text:span><text:span text:style-name="T11">i </text:span><text:span text:style-name="T5">in </text:span><text:span text:style-name="T20">range</text:span><text:span text:style-name="T11">(</text:span><text:span text:style-name="T32">1</text:span><text:span text:style-name="T11">, </text:span><text:span text:style-name="T20">len</text:span><text:span text:style-name="T11">(</text:span><text:span text:style-name="T17">self</text:span><text:span text:style-name="T11">.points)):</text:span><text:span text:style-name="T42"><text:line-break/></text:span><text:span text:style-name="T11"> <text:s text:c="11"/></text:span><text:span text:style-name="T17">self</text:span><text:span text:style-name="T11">.points[i].distance = </text:span><text:span text:style-name="T17">self</text:span><text:span text:style-name="T11">.points[i-</text:span><text:span text:style-name="T32">1</text:span><text:span text:style-name="T11">].distance + <text:tab/><text:tab/><text:tab/><text:tab/></text:span><text:span text:style-name="T17">self</text:span><text:span text:style-name="T11">.get_distance(</text:span><text:span text:style-name="T17">self</text:span><text:span text:style-name="T11">.points[i-</text:span><text:span text:style-name="T32">1</text:span><text:span text:style-name="T11">], </text:span><text:span text:style-name="T17">self</text:span><text:span text:style-name="T11">.points[i])</text:span><text:line-break/></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69968"/>
    </style:style>
    <style:style style:name="MT1" style:family="text">
      <style:text-properties officeooo:rsid="00269968"/>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5: Stadtführung</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0:13:36.053515909</meta:creation-date>
    <meta:editing-duration>PT4H12M43S</meta:editing-duration>
    <meta:editing-cycles>13</meta:editing-cycles>
    <meta:generator>LibreOffice/7.3.7.2$Linux_X86_64 LibreOffice_project/30$Build-2</meta:generator>
    <dc:date>2023-11-19T12:20:45.695241724</dc:date>
    <meta:document-statistic meta:table-count="0" meta:image-count="0" meta:object-count="0" meta:page-count="5" meta:paragraph-count="26" meta:word-count="867" meta:character-count="7848" meta:non-whitespace-character-count="6000"/>
  </office:meta>
</office:document-meta>
</file>